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Extractor.getReg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Extractor.us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Extractor.get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Extractor.setUseField( String action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Extractor.us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Extractor.getRef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Extractor.setTemplate( String 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Extractor.setDefaultValue(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Extractor.removeGroups( JMeterVariables vars , String bas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gexExtractor.useBod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Extractor.useUnescaped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Extractor.generateResult( MatchResult mat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gexExtractor.setMatchNumber( int match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Extractor.us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Extractor.us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Extractor.isFirstElementGroup( String raw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gexExtractor.process(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8">
            <text:p text:style-name="Table_20_Contents">18</text:p>
          </table:table-cell>
          <table:table-cell office:value-type="float" office:value="93">
            <text:p text:style-name="Table_20_Contents">93</text:p>
          </table:table-cell>
        </table:table-row>
        <table:table-row>
          <table:table-cell office:value-type="string">
            <text:p text:style-name="Table_20_Contents">RegexExtractor.setMatchNumber( String match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Extractor.initTempla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RegexExtractor.saveGroups( JMeterVariables vars , String basename , MatchResult matc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egexExtractor.getMatch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Extracto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gexExtractor.setRefName( String ref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Extractor.getCorrectMatch( List matches , int ent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gexExtractor.setRegex( String reg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Extractor.get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Extractor.getMatchNumber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